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416cm" table:align="margins"/>
    </style:style>
    <style:style style:name="Table1.A" style:family="table-column">
      <style:table-column-properties style:column-width="7.805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edda9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031fd01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12pt" fo:language="en" fo:country="US" officeooo:rsid="0031fd01" style:font-size-asian="12pt" style:font-size-complex="12pt"/>
    </style:style>
    <style:style style:name="T6" style:family="text">
      <style:text-properties style:font-name="Arial" fo:font-size="12pt" fo:language="en" fo:country="US" officeooo:rsid="0033bed8" style:font-size-asian="12pt" style:font-size-complex="12pt"/>
    </style:style>
    <style:style style:name="T7" style:family="text">
      <style:text-properties style:font-name="Arial" fo:font-size="8pt" fo:language="en" fo:country="US" style:font-size-asian="8pt" style:font-size-complex="8pt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18pt" fo:language="en" fo:country="US" fo:font-weight="bold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40289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0" style:family="text">
      <style:text-properties officeooo:rsid="00240289"/>
    </style:style>
    <style:style style:name="T21" style:family="text">
      <style:text-properties officeooo:rsid="0031fd0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10"><text:span text:style-name="T9">eProsima </text:span><text:span text:style-name="T10">RPC</text:span><text:span text:style-name="T9"> v</text:span><text:span text:style-name="T9"><text:text-input text:description="VERSION">0.0.0</text:text-input></text:span></text:p>
          </table:table-cell>
          <table:table-cell table:style-name="Table1.A1" office:value-type="string">
            <text:p text:style-name="P2"><text:span text:style-name="T7">Email: </text:span><text:a xlink:type="simple" xlink:href="mailto:support@eprosima.com"><text:span text:style-name="T7">support@eprosima.com</text:span></text:a><text:span text:style-name="T7"><text:line-break/></text:span><text:span text:style-name="T8">Phone: +34 91 804 34 48<text:line-break/></text:span><text:a xlink:type="simple" xlink:href="http://www.eprosima.com/"><text:span text:style-name="T7">www.eprosima.com</text:span></text:a></text:p>
          </table:table-cell>
        </table:table-row>
      </table:table>
      <text:p text:style-name="P3"/>
      <text:p text:style-name="P4"><text:span text:style-name="T15">To install </text:span><text:span text:style-name="T16">eProsima </text:span><text:span text:style-name="T17">RPC</text:span><text:span text:style-name="T13"> </text:span><text:span text:style-name="T15">read the</text:span><text:span text:style-name="T1"> </text:span><text:a xlink:type="simple" xlink:href="../doc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5">To start using </text:span><text:span text:style-name="T16">eProsima </text:span><text:span text:style-name="T17">RPC</text:span><text:span text:style-name="T13"> </text:span><text:span text:style-name="T15">begin by reading:</text:span></text:p>
      <text:list xml:id="list7511473855455824487" text:style-name="L1">
        <text:list-item>
          <text:p text:style-name="P12"><text:a xlink:type="simple" xlink:href="../doc/pdf/RPC%20-%20DDS%20-%20User%20Manual.pdf"><text:span text:style-name="T21">RPC over DDS User Manual</text:span></text:a><text:span text:style-name="T21"> (RPC over DDS)</text:span><text:span text:style-name="T1">. </text:span></text:p>
        </text:list-item>
        <text:list-item>
          <text:p text:style-name="P12"><text:a xlink:type="simple" xlink:href="../doc/pdf/RPC%20-%20REST%20-%20User%20Manual.pdf"><text:span text:style-name="T6">RPC over REST User Manual</text:span></text:a><text:span text:style-name="T5"> </text:span><text:span text:style-name="T4">(RPC over REST).</text:span></text:p>
        </text:list-item>
      </text:list>
      <text:p text:style-name="P8"><text:span text:style-name="T1">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18">eProsima </text:span><text:span text:style-name="T19">RPC</text:span><text:span text:style-name="T13"> </text:span><text:span text:style-name="T14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3 eProsima. All rights reserved.</text:p>
      <text:p text:style-name="P5">This copy of <text:span text:style-name="T11">eProsima </text:span><text:span text:style-name="T12">RPC</text:span> is licensed to you under the terms described in the <text:span text:style-name="T20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16:17:42.209503133</dc:date>
    <meta:editing-duration>PT40M6S</meta:editing-duration>
    <meta:editing-cycles>68</meta:editing-cycles>
    <meta:generator>LibreOffice/4.1.3.2$Linux_X86_64 LibreOffice_project/410$Build-2</meta:generator>
    <dc:creator>Ricardo González</dc:creator>
    <meta:document-statistic meta:table-count="1" meta:image-count="1" meta:object-count="0" meta:page-count="1" meta:paragraph-count="12" meta:word-count="146" meta:character-count="879" meta:non-whitespace-character-count="744"/>
  </office:meta>
</office:document-meta>
</file>